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1932" calcext:value-type="float">
            <text:p>1932</text:p>
          </table:table-cell>
          <table:table-cell office:value-type="float" office:value="3451" calcext:value-type="float">
            <text:p>3451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245" calcext:value-type="float">
            <text:p>10245</text:p>
          </table:table-cell>
          <table:table-cell office:value-type="float" office:value="23876" calcext:value-type="float">
            <text:p>23876</text:p>
          </table:table-cell>
          <table:table-cell office:value-type="float" office:value="17837" calcext:value-type="float">
            <text:p>1783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0780" calcext:value-type="float">
            <text:p>30780</text:p>
          </table:table-cell>
          <table:table-cell office:value-type="float" office:value="86832" calcext:value-type="float">
            <text:p>86832</text:p>
          </table:table-cell>
          <table:table-cell office:value-type="float" office:value="43206" calcext:value-type="float">
            <text:p>432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428" calcext:value-type="float">
            <text:p>69428</text:p>
          </table:table-cell>
          <table:table-cell office:value-type="float" office:value="229605" calcext:value-type="float">
            <text:p>229605</text:p>
          </table:table-cell>
          <table:table-cell office:value-type="float" office:value="86842" calcext:value-type="float">
            <text:p>8684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2205" calcext:value-type="float">
            <text:p>132205</text:p>
          </table:table-cell>
          <table:table-cell office:value-type="float" office:value="501590" calcext:value-type="float">
            <text:p>501590</text:p>
          </table:table-cell>
          <table:table-cell office:value-type="float" office:value="154671" calcext:value-type="float">
            <text:p>1546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4768" calcext:value-type="float">
            <text:p>224768</text:p>
          </table:table-cell>
          <table:table-cell office:value-type="float" office:value="962625" calcext:value-type="float">
            <text:p>962625</text:p>
          </table:table-cell>
          <table:table-cell office:value-type="float" office:value="252328" calcext:value-type="float">
            <text:p>25232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2332" calcext:value-type="float">
            <text:p>352332</text:p>
          </table:table-cell>
          <table:table-cell office:value-type="float" office:value="1682060" calcext:value-type="float">
            <text:p>1682060</text:p>
          </table:table-cell>
          <table:table-cell office:value-type="float" office:value="384956" calcext:value-type="float">
            <text:p>3849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0661" calcext:value-type="float">
            <text:p>520661</text:p>
          </table:table-cell>
          <table:table-cell office:value-type="float" office:value="2742080" calcext:value-type="float">
            <text:p>2742080</text:p>
          </table:table-cell>
          <table:table-cell office:value-type="float" office:value="558471" calcext:value-type="float">
            <text:p>55847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34572" calcext:value-type="float">
            <text:p>734572</text:p>
          </table:table-cell>
          <table:table-cell office:value-type="float" office:value="4231686" calcext:value-type="float">
            <text:p>4231686</text:p>
          </table:table-cell>
          <table:table-cell office:value-type="float" office:value="777552" calcext:value-type="float">
            <text:p>777552</text:p>
          </table:table-cell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office:value-type="float" office:value="999480" calcext:value-type="float">
            <text:p>999480</text:p>
          </table:table-cell>
          <table:table-cell office:value-type="float" office:value="6252718" calcext:value-type="float">
            <text:p>6252718</text:p>
          </table:table-cell>
          <table:table-cell office:value-type="float" office:value="1047472" calcext:value-type="float">
            <text:p>1047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19:33:11.276243229</meta:creation-date>
    <dc:date>2020-04-20T19:35:51.491375740</dc:date>
    <meta:editing-duration>PT2M41S</meta:editing-duration>
    <meta:editing-cycles>1</meta:editing-cycles>
    <meta:document-statistic meta:table-count="1" meta:cell-count="40" meta:object-count="0"/>
    <meta:generator>LibreOffice/6.3.4.2$Linux_X86_64 LibreOffice_project/30$Build-2</meta:generator>
  </office:meta>
</office:document-meta>
</file>